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tablePersistenceUnitInfo.getSharedCach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addManagedPackage( String packag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addTransformer( ClassTransformer class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getPersistenceXMLSchema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getManagedPack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setValidationMode( ValidationMode validation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setProperties(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PersistenceUnitInfo.setSharedCacheMode( SharedCacheMode sharedCache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getJarFileUr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addProperty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getValidation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addManagedClassName( String managed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getJta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addJarFileUrl( URL jarFil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setPersistenceXMLSchemaVersion( String persistenceXMLSchema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setExcludeUnlistedClasses( boolean excludeUnlisted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getMappingFil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getTransaction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tablePersistenceUnitInfo.setPersistenceProviderPackageName( @ Nullable String persistenceProviderPackag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setPersistenceUnitName( @ Nullable String persistenceUni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getPersistenceProviderPackag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setJtaDataSource( @ Nullable DataSource jta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PersistenceUnitInfo.getPersistenceProvider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getNewTemp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setPersistenceUnitRootUrl( @ Nullable URL persistenceUnitRoo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getPersistenceUni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addMappingFileName( String mapping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setTransactionType( PersistenceUnitTransactionType transac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getPersistenceUnitRoo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getManagedClass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getNonJta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setPersistenceProviderClassName( @ Nullable String persistenceProvider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setNonJtaDataSource( @ Nullable DataSource nonJta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ersistenceUnitInfo.excludeUnlisted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